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15.875cm" style:rel-column-width="61197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/>
    </style:style>
    <style:style style:name="表37.A" style:family="table-column">
      <style:table-column-properties style:column-width="1.124cm" style:rel-column-width="4331*"/>
    </style:style>
    <style:style style:name="表37.B" style:family="table-column">
      <style:table-column-properties style:column-width="15.877cm" style:rel-column-width="6120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4cm" style:rel-column-width="4331*"/>
    </style:style>
    <style:style style:name="表38.B" style:family="table-column">
      <style:table-column-properties style:column-width="15.877cm" style:rel-column-width="61204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/>
    </style:style>
    <style:style style:name="表39.A" style:family="table-column">
      <style:table-column-properties style:column-width="1.124cm" style:rel-column-width="4331*"/>
    </style:style>
    <style:style style:name="表39.B" style:family="table-column">
      <style:table-column-properties style:column-width="15.877cm" style:rel-column-width="61204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4cm" style:rel-column-width="4331*"/>
    </style:style>
    <style:style style:name="表40.B" style:family="table-column">
      <style:table-column-properties style:column-width="15.877cm" style:rel-column-width="6120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15.875cm" style:rel-column-width="61197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.124cm" style:rel-column-width="4331*"/>
    </style:style>
    <style:style style:name="表42.B" style:family="table-column">
      <style:table-column-properties style:column-width="15.877cm" style:rel-column-width="6120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4cm" style:rel-column-width="4331*"/>
    </style:style>
    <style:style style:name="表43.B" style:family="table-column">
      <style:table-column-properties style:column-width="15.877cm" style:rel-column-width="6120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cm" table:align="margins"/>
    </style:style>
    <style:style style:name="表44.A" style:family="table-column">
      <style:table-column-properties style:column-width="1.124cm" style:rel-column-width="4331*"/>
    </style:style>
    <style:style style:name="表44.B" style:family="table-column">
      <style:table-column-properties style:column-width="15.877cm" style:rel-column-width="61204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4cm" style:rel-column-width="4331*"/>
    </style:style>
    <style:style style:name="表45.B" style:family="table-column">
      <style:table-column-properties style:column-width="15.877cm" style:rel-column-width="6120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.5" style:family="table-row">
      <style:table-row-properties style:min-row-height="1.074cm"/>
    </style:style>
    <style:style style:name="表46" style:family="table">
      <style:table-properties style:width="17cm" table:align="margins"/>
    </style:style>
    <style:style style:name="表46.A" style:family="table-column">
      <style:table-column-properties style:column-width="1.125cm" style:rel-column-width="4338*"/>
    </style:style>
    <style:style style:name="表46.B" style:family="table-column">
      <style:table-column-properties style:column-width="15.875cm" style:rel-column-width="61197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/>
    </style:style>
    <style:style style:name="表47.A" style:family="table-column">
      <style:table-column-properties style:column-width="1.124cm" style:rel-column-width="4331*"/>
    </style:style>
    <style:style style:name="表47.B" style:family="table-column">
      <style:table-column-properties style:column-width="15.877cm" style:rel-column-width="61204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8" style:family="table">
      <style:table-properties style:width="17cm" table:align="margins"/>
    </style:style>
    <style:style style:name="表48.A" style:family="table-column">
      <style:table-column-properties style:column-width="1.124cm" style:rel-column-width="4331*"/>
    </style:style>
    <style:style style:name="表48.B" style:family="table-column">
      <style:table-column-properties style:column-width="15.877cm" style:rel-column-width="6120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9" style:family="table">
      <style:table-properties style:width="17cm" table:align="margins"/>
    </style:style>
    <style:style style:name="表49.A" style:family="table-column">
      <style:table-column-properties style:column-width="1.124cm" style:rel-column-width="4331*"/>
    </style:style>
    <style:style style:name="表49.B" style:family="table-column">
      <style:table-column-properties style:column-width="15.877cm" style:rel-column-width="6120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/>
    </style:style>
    <style:style style:name="表50.A" style:family="table-column">
      <style:table-column-properties style:column-width="1.124cm" style:rel-column-width="4331*"/>
    </style:style>
    <style:style style:name="表50.B" style:family="table-column">
      <style:table-column-properties style:column-width="15.877cm" style:rel-column-width="6120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/>
    </style:style>
    <style:style style:name="表51.A" style:family="table-column">
      <style:table-column-properties style:column-width="1.125cm" style:rel-column-width="4338*"/>
    </style:style>
    <style:style style:name="表51.B" style:family="table-column">
      <style:table-column-properties style:column-width="15.875cm" style:rel-column-width="61197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/>
    </style:style>
    <style:style style:name="表52.A" style:family="table-column">
      <style:table-column-properties style:column-width="1.124cm" style:rel-column-width="4331*"/>
    </style:style>
    <style:style style:name="表52.B" style:family="table-column">
      <style:table-column-properties style:column-width="15.877cm" style:rel-column-width="61204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/>
    </style:style>
    <style:style style:name="表53.A" style:family="table-column">
      <style:table-column-properties style:column-width="1.124cm" style:rel-column-width="4331*"/>
    </style:style>
    <style:style style:name="表53.B" style:family="table-column">
      <style:table-column-properties style:column-width="15.877cm" style:rel-column-width="61204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/>
    </style:style>
    <style:style style:name="表54.A" style:family="table-column">
      <style:table-column-properties style:column-width="1.124cm" style:rel-column-width="4331*"/>
    </style:style>
    <style:style style:name="表54.B" style:family="table-column">
      <style:table-column-properties style:column-width="15.877cm" style:rel-column-width="6120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" style:family="table">
      <style:table-properties style:width="17cm" table:align="margins"/>
    </style:style>
    <style:style style:name="表55.A" style:family="table-column">
      <style:table-column-properties style:column-width="1.124cm" style:rel-column-width="4331*"/>
    </style:style>
    <style:style style:name="表55.B" style:family="table-column">
      <style:table-column-properties style:column-width="15.877cm" style:rel-column-width="6120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/>
    </style:style>
    <style:style style:name="表56.A" style:family="table-column">
      <style:table-column-properties style:column-width="1.125cm" style:rel-column-width="4338*"/>
    </style:style>
    <style:style style:name="表56.B" style:family="table-column">
      <style:table-column-properties style:column-width="15.875cm" style:rel-column-width="61197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none" fo:border-top="none" fo:border-bottom="0.002cm solid #000000"/>
    </style:style>
    <style:style style:name="表5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/>
    </style:style>
    <style:style style:name="表57.A" style:family="table-column">
      <style:table-column-properties style:column-width="1.124cm" style:rel-column-width="4331*"/>
    </style:style>
    <style:style style:name="表57.B" style:family="table-column">
      <style:table-column-properties style:column-width="15.877cm" style:rel-column-width="61204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/>
    </style:style>
    <style:style style:name="表58.A" style:family="table-column">
      <style:table-column-properties style:column-width="1.124cm" style:rel-column-width="4331*"/>
    </style:style>
    <style:style style:name="表58.B" style:family="table-column">
      <style:table-column-properties style:column-width="15.877cm" style:rel-column-width="61204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none" fo:border-top="none" fo:border-bottom="0.002cm solid #000000"/>
    </style:style>
    <style:style style:name="表5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/>
    </style:style>
    <style:style style:name="表59.A" style:family="table-column">
      <style:table-column-properties style:column-width="1.124cm" style:rel-column-width="4331*"/>
    </style:style>
    <style:style style:name="表59.B" style:family="table-column">
      <style:table-column-properties style:column-width="15.877cm" style:rel-column-width="6120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/>
    </style:style>
    <style:style style:name="表60.A" style:family="table-column">
      <style:table-column-properties style:column-width="1.124cm" style:rel-column-width="4331*"/>
    </style:style>
    <style:style style:name="表60.B" style:family="table-column">
      <style:table-column-properties style:column-width="15.877cm" style:rel-column-width="61204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none" fo:border-top="none" fo:border-bottom="0.002cm solid #000000"/>
    </style:style>
    <style:style style:name="表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/>
    </style:style>
    <style:style style:name="表61.A" style:family="table-column">
      <style:table-column-properties style:column-width="1.125cm" style:rel-column-width="4338*"/>
    </style:style>
    <style:style style:name="表61.B" style:family="table-column">
      <style:table-column-properties style:column-width="15.875cm" style:rel-column-width="61197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1.A2" style:family="table-cell">
      <style:table-cell-properties fo:padding="0.097cm" fo:border-left="0.002cm solid #000000" fo:border-right="none" fo:border-top="none" fo:border-bottom="0.002cm solid #000000"/>
    </style:style>
    <style:style style:name="表6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2" style:family="table">
      <style:table-properties style:width="17cm" table:align="margins"/>
    </style:style>
    <style:style style:name="表62.A" style:family="table-column">
      <style:table-column-properties style:column-width="1.124cm" style:rel-column-width="4331*"/>
    </style:style>
    <style:style style:name="表62.B" style:family="table-column">
      <style:table-column-properties style:column-width="15.877cm" style:rel-column-width="61204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2.A2" style:family="table-cell">
      <style:table-cell-properties fo:padding="0.097cm" fo:border-left="0.002cm solid #000000" fo:border-right="none" fo:border-top="none" fo:border-bottom="0.002cm solid #000000"/>
    </style:style>
    <style:style style:name="表6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3" style:family="table">
      <style:table-properties style:width="17cm" table:align="margins"/>
    </style:style>
    <style:style style:name="表63.A" style:family="table-column">
      <style:table-column-properties style:column-width="1.124cm" style:rel-column-width="4331*"/>
    </style:style>
    <style:style style:name="表63.B" style:family="table-column">
      <style:table-column-properties style:column-width="15.877cm" style:rel-column-width="61204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3.A2" style:family="table-cell">
      <style:table-cell-properties fo:padding="0.097cm" fo:border-left="0.002cm solid #000000" fo:border-right="none" fo:border-top="none" fo:border-bottom="0.002cm solid #000000"/>
    </style:style>
    <style:style style:name="表6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4" style:family="table">
      <style:table-properties style:width="17cm" table:align="margins"/>
    </style:style>
    <style:style style:name="表64.A" style:family="table-column">
      <style:table-column-properties style:column-width="1.124cm" style:rel-column-width="4331*"/>
    </style:style>
    <style:style style:name="表64.B" style:family="table-column">
      <style:table-column-properties style:column-width="15.877cm" style:rel-column-width="61204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none" fo:border-top="none" fo:border-bottom="0.002cm solid #000000"/>
    </style:style>
    <style:style style:name="表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/>
    </style:style>
    <style:style style:name="表65.A" style:family="table-column">
      <style:table-column-properties style:column-width="1.124cm" style:rel-column-width="4331*"/>
    </style:style>
    <style:style style:name="表65.B" style:family="table-column">
      <style:table-column-properties style:column-width="15.877cm" style:rel-column-width="61204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none" fo:border-top="none" fo:border-bottom="0.002cm solid #000000"/>
    </style:style>
    <style:style style:name="表6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3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4" style:family="paragraph" style:parent-style-name="Standard">
      <style:text-properties fo:color="#000000" style:font-name="times new roman" fo:font-size="14pt" style:font-size-asian="24pt" style:font-size-complex="24pt"/>
    </style:style>
    <style:style style:name="P5" style:family="paragraph" style:parent-style-name="Standard">
      <style:text-properties fo:color="#3333ff" fo:font-size="24pt" style:font-size-asian="24pt" style:font-size-complex="24pt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text-properties fo:font-size="20pt" style:font-size-asian="20pt" style:language-asian="ja" style:country-asian="JP" style:font-size-complex="20pt"/>
    </style:style>
    <style:style style:name="P8" style:family="paragraph" style:parent-style-name="Standard">
      <style:text-properties fo:font-size="20pt" fo:background-color="#ccff00" style:font-size-asian="20pt" style:font-size-complex="20pt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text-properties fo:color="#cc00cc" fo:font-size="20pt" style:font-size-asian="20pt" style:font-size-complex="20pt"/>
    </style:style>
    <style:style style:name="P11" style:family="paragraph" style:parent-style-name="Standard">
      <style:text-properties style:font-name="Arial" fo:font-size="20pt" style:font-size-asian="20pt" style:font-name-complex="Arial" style:font-size-complex="20pt"/>
    </style:style>
    <style:style style:name="P12" style:family="paragraph" style:parent-style-name="Standard">
      <style:text-properties style:font-name="Arial" fo:font-size="20pt" style:font-name-asian="Arial" style:font-size-asian="20pt" style:font-size-complex="20pt"/>
    </style:style>
    <style:style style:name="P13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4" style:family="paragraph" style:parent-style-name="Standard">
      <style:text-properties style:font-name="Arial" fo:font-size="24pt" style:font-name-asian="Arial" style:font-size-asian="24pt" style:font-size-complex="24pt"/>
    </style:style>
    <style:style style:name="P15" style:family="paragraph" style:parent-style-name="Standard">
      <style:text-properties fo:color="#993366" fo:font-size="20pt" style:font-size-asian="20pt" style:font-size-complex="20pt"/>
    </style:style>
    <style:style style:name="P16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7" style:family="paragraph" style:parent-style-name="Standard">
      <style:text-properties fo:color="#801900" fo:font-size="24pt" style:font-size-asian="24pt" style:font-size-complex="24pt"/>
    </style:style>
    <style:style style:name="P18" style:family="paragraph" style:parent-style-name="Table_20_Contents">
      <style:text-properties fo:font-size="24pt" style:font-size-asian="24pt" style:font-size-complex="24pt"/>
    </style:style>
    <style:style style:name="P19" style:family="paragraph" style:parent-style-name="Table_20_Contents">
      <style:text-properties fo:font-size="20pt" style:font-size-asian="20pt" style:font-size-complex="20pt"/>
    </style:style>
    <style:style style:name="P20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21" style:family="paragraph" style:parent-style-name="Table_20_Contents">
      <style:text-properties fo:color="#801900" fo:font-size="24pt" style:font-size-asian="24pt" style:font-size-complex="24pt"/>
    </style:style>
    <style:style style:name="P22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23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24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2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6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7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8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9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30" style:family="paragraph" style:parent-style-name="Standard" style:list-style-name="L2">
      <style:text-properties fo:font-size="20pt" style:font-size-asian="20pt" style:font-size-complex="20pt"/>
    </style:style>
    <style:style style:name="P31" style:family="paragraph" style:parent-style-name="Standard" style:list-style-name="L3">
      <style:text-properties fo:font-size="20pt" style:font-size-asian="20pt" style:font-size-complex="20pt"/>
    </style:style>
    <style:style style:name="P32" style:family="paragraph" style:parent-style-name="Standard" style:list-style-name="L5">
      <style:text-properties fo:font-size="20pt" style:font-size-asian="20pt" style:font-size-complex="20pt"/>
    </style:style>
    <style:style style:name="P33" style:family="paragraph" style:parent-style-name="Standard" style:list-style-name="L6">
      <style:text-properties fo:font-size="20pt" style:font-size-asian="20pt" style:font-size-complex="20pt"/>
    </style:style>
    <style:style style:name="P34" style:family="paragraph" style:parent-style-name="Standard" style:list-style-name="L8">
      <style:text-properties fo:font-size="20pt" style:font-size-asian="20pt" style:font-size-complex="20pt"/>
    </style:style>
    <style:style style:name="P35" style:family="paragraph" style:parent-style-name="Standard" style:list-style-name="L9">
      <style:text-properties fo:font-size="20pt" style:font-size-asian="20pt" style:font-size-complex="20pt"/>
    </style:style>
    <style:style style:name="P36" style:family="paragraph" style:parent-style-name="Standard" style:list-style-name="L10">
      <style:text-properties fo:font-size="20pt" style:font-size-asian="20pt" style:font-size-complex="20pt"/>
    </style:style>
    <style:style style:name="P37" style:family="paragraph" style:parent-style-name="Standard" style:list-style-name="L12">
      <style:text-properties fo:font-size="20pt" style:font-size-asian="20pt" style:font-size-complex="20pt"/>
    </style:style>
    <style:style style:name="P38" style:family="paragraph" style:parent-style-name="Standard" style:list-style-name="L15">
      <style:text-properties fo:font-size="20pt" style:font-size-asian="20pt" style:font-size-complex="20pt"/>
    </style:style>
    <style:style style:name="P39" style:family="paragraph" style:parent-style-name="Standard" style:list-style-name="L16">
      <style:text-properties fo:font-size="20pt" style:font-size-asian="20pt" style:font-size-complex="20pt"/>
    </style:style>
    <style:style style:name="P40" style:family="paragraph" style:parent-style-name="Standard" style:list-style-name="L17">
      <style:text-properties fo:font-size="20pt" style:font-size-asian="20pt" style:font-size-complex="20pt"/>
    </style:style>
    <style:style style:name="P41" style:family="paragraph" style:parent-style-name="Standard" style:list-style-name="L18">
      <style:text-properties fo:font-size="20pt" style:font-size-asian="20pt" style:font-size-complex="20pt"/>
    </style:style>
    <style:style style:name="P42" style:family="paragraph" style:parent-style-name="Standard" style:list-style-name="L19">
      <style:text-properties fo:font-size="20pt" style:font-size-asian="20pt" style:font-size-complex="20pt"/>
    </style:style>
    <style:style style:name="P43" style:family="paragraph" style:parent-style-name="Standard" style:list-style-name="L20">
      <style:text-properties fo:font-size="20pt" style:font-size-asian="20pt" style:font-size-complex="20pt"/>
    </style:style>
    <style:style style:name="P44" style:family="paragraph" style:parent-style-name="Standard" style:list-style-name="L21">
      <style:text-properties fo:font-size="20pt" style:font-size-asian="20pt" style:font-size-complex="20pt"/>
    </style:style>
    <style:style style:name="P45" style:family="paragraph" style:parent-style-name="Standard" style:list-style-name="L22">
      <style:text-properties fo:font-size="20pt" style:font-size-asian="20pt" style:font-size-complex="20pt"/>
    </style:style>
    <style:style style:name="P46" style:family="paragraph" style:parent-style-name="Standard" style:list-style-name="L23">
      <style:text-properties fo:font-size="20pt" style:font-size-asian="20pt" style:font-size-complex="20pt"/>
    </style:style>
    <style:style style:name="P47" style:family="paragraph" style:parent-style-name="Standard" style:list-style-name="L24">
      <style:text-properties fo:font-size="20pt" style:font-size-asian="20pt" style:font-size-complex="20pt"/>
    </style:style>
    <style:style style:name="P48" style:family="paragraph" style:parent-style-name="Standard" style:list-style-name="L26">
      <style:text-properties fo:font-size="20pt" style:font-size-asian="20pt" style:font-size-complex="20pt"/>
    </style:style>
    <style:style style:name="P49" style:family="paragraph" style:parent-style-name="Standard" style:list-style-name="L27">
      <style:text-properties fo:font-size="20pt" style:font-size-asian="20pt" style:font-size-complex="20pt"/>
    </style:style>
    <style:style style:name="P50" style:family="paragraph" style:parent-style-name="Standard" style:list-style-name="L28">
      <style:text-properties fo:font-size="20pt" style:font-size-asian="20pt" style:font-size-complex="20pt"/>
    </style:style>
    <style:style style:name="P51" style:family="paragraph" style:parent-style-name="Standard" style:list-style-name="L29">
      <style:text-properties fo:font-size="20pt" style:font-size-asian="20pt" style:font-size-complex="20pt"/>
    </style:style>
    <style:style style:name="P52" style:family="paragraph" style:parent-style-name="Standard" style:list-style-name="L30">
      <style:text-properties fo:font-size="20pt" style:font-size-asian="20pt" style:font-size-complex="20pt"/>
    </style:style>
    <style:style style:name="P53" style:family="paragraph" style:parent-style-name="Standard" style:list-style-name="L31">
      <style:text-properties fo:font-size="20pt" style:font-size-asian="20pt" style:font-size-complex="20pt"/>
    </style:style>
    <style:style style:name="P54" style:family="paragraph" style:parent-style-name="Standard" style:list-style-name="L33">
      <style:text-properties fo:font-size="20pt" style:font-size-asian="20pt" style:font-size-complex="20pt"/>
    </style:style>
    <style:style style:name="P55" style:family="paragraph" style:parent-style-name="Standard" style:list-style-name="L34">
      <style:text-properties fo:font-size="20pt" style:font-size-asian="20pt" style:font-size-complex="20pt"/>
    </style:style>
    <style:style style:name="P56" style:family="paragraph" style:parent-style-name="Standard" style:list-style-name="L35">
      <style:text-properties fo:font-size="20pt" style:font-size-asian="20pt" style:font-size-complex="20pt"/>
    </style:style>
    <style:style style:name="P57" style:family="paragraph" style:parent-style-name="Standard" style:list-style-name="L36">
      <style:text-properties fo:font-size="20pt" style:font-size-asian="20pt" style:font-size-complex="20pt"/>
    </style:style>
    <style:style style:name="P58" style:family="paragraph" style:parent-style-name="Standard" style:list-style-name="L37">
      <style:text-properties fo:font-size="20pt" style:font-size-asian="20pt" style:font-size-complex="20pt"/>
    </style:style>
    <style:style style:name="P59" style:family="paragraph" style:parent-style-name="Standard" style:list-style-name="L38">
      <style:text-properties fo:font-size="20pt" style:font-size-asian="20pt" style:font-size-complex="20pt"/>
    </style:style>
    <style:style style:name="P60" style:family="paragraph" style:parent-style-name="Standard" style:list-style-name="L39">
      <style:text-properties fo:font-size="20pt" style:font-size-asian="20pt" style:font-size-complex="20pt"/>
    </style:style>
    <style:style style:name="P61" style:family="paragraph" style:parent-style-name="Standard" style:list-style-name="L40">
      <style:text-properties fo:font-size="20pt" style:font-size-asian="20pt" style:font-size-complex="20pt"/>
    </style:style>
    <style:style style:name="P62" style:family="paragraph" style:parent-style-name="Standard" style:list-style-name="L41">
      <style:text-properties fo:font-size="20pt" style:font-size-asian="20pt" style:font-size-complex="20pt"/>
    </style:style>
    <style:style style:name="P63" style:family="paragraph" style:parent-style-name="Standard" style:list-style-name="L42">
      <style:text-properties fo:font-size="20pt" style:font-size-asian="20pt" style:font-size-complex="20pt"/>
    </style:style>
    <style:style style:name="P64" style:family="paragraph" style:parent-style-name="Standard" style:list-style-name="L7">
      <style:text-properties fo:font-size="24pt" style:font-size-asian="24pt" style:font-size-complex="24pt"/>
    </style:style>
    <style:style style:name="P65" style:family="paragraph" style:parent-style-name="Standard" style:list-style-name="L10">
      <style:text-properties fo:font-size="24pt" style:font-size-asian="24pt" style:font-size-complex="24pt"/>
    </style:style>
    <style:style style:name="P66" style:family="paragraph" style:parent-style-name="Standard" style:list-style-name="L19">
      <style:text-properties fo:font-size="24pt" style:font-size-asian="24pt" style:font-size-complex="24pt"/>
    </style:style>
    <style:style style:name="P67" style:family="paragraph" style:parent-style-name="Standard" style:list-style-name="L22">
      <style:text-properties fo:font-size="24pt" style:font-size-asian="24pt" style:font-size-complex="24pt"/>
    </style:style>
    <style:style style:name="P68" style:family="paragraph" style:parent-style-name="Standard" style:list-style-name="L27">
      <style:text-properties fo:font-size="24pt" style:font-size-asian="24pt" style:font-size-complex="24pt"/>
    </style:style>
    <style:style style:name="P69" style:family="paragraph" style:parent-style-name="Standard" style:list-style-name="L30">
      <style:text-properties fo:font-size="24pt" style:font-size-asian="24pt" style:font-size-complex="24pt"/>
    </style:style>
    <style:style style:name="P70" style:family="paragraph" style:parent-style-name="Standard" style:list-style-name="L34">
      <style:text-properties fo:font-size="24pt" style:font-size-asian="24pt" style:font-size-complex="24pt"/>
    </style:style>
    <style:style style:name="P71" style:family="paragraph" style:parent-style-name="Standard" style:list-style-name="L37">
      <style:text-properties fo:font-size="24pt" style:font-size-asian="24pt" style:font-size-complex="24pt"/>
    </style:style>
    <style:style style:name="P72" style:family="paragraph" style:parent-style-name="Standard" style:list-style-name="L40">
      <style:text-properties fo:font-size="24pt" style:font-size-asian="24pt" style:font-size-complex="24pt"/>
    </style:style>
    <style:style style:name="P73" style:family="paragraph" style:parent-style-name="Standard" style:list-style-name="L42">
      <style:text-properties fo:font-size="24pt" style:font-size-asian="24pt" style:font-size-complex="24pt"/>
    </style:style>
    <style:style style:name="P74" style:family="paragraph" style:parent-style-name="Standard" style:list-style-name="L43">
      <style:text-properties fo:font-size="24pt" style:font-size-asian="24pt" style:font-size-complex="24pt"/>
    </style:style>
    <style:style style:name="P75" style:family="paragraph" style:parent-style-name="Standard" style:list-style-name="L44">
      <style:text-properties fo:font-size="24pt" style:font-size-asian="24pt" style:font-size-complex="24pt"/>
    </style:style>
    <style:style style:name="P76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77" style:family="paragraph" style:parent-style-name="Standard" style:list-style-name="L16">
      <style:text-properties fo:color="#801900" fo:font-size="24pt" style:font-size-asian="24pt" style:font-size-complex="24pt"/>
    </style:style>
    <style:style style:name="P78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79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80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81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82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83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84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85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86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87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88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89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90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91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92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93" style:family="paragraph" style:parent-style-name="Text_20_body" style:list-style-name="L2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94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95" style:family="paragraph" style:parent-style-name="Text_20_body" style:list-style-name="L3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96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97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98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99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00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01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02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03" style:family="paragraph" style:parent-style-name="Text_20_body" style:list-style-name="L2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04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05" style:family="paragraph" style:parent-style-name="Text_20_body" style:list-style-name="L3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06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07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08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7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8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9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0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1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12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13" style:family="text">
      <style:text-properties fo:color="#000000" style:font-name-complex="times new roman" style:font-size-complex="24pt" style:font-style-complex="normal" style:font-weight-complex="normal"/>
    </style:style>
    <style:style style:name="T14" style:family="text">
      <style:text-properties fo:color="#000000" style:font-name="times new roman" fo:font-size="14pt" fo:font-style="normal" fo:font-weight="normal"/>
    </style:style>
    <style:style style:name="T15" style:family="text">
      <style:text-properties fo:color="#000000" style:font-name-asian="times new roman" style:font-size-asian="14pt" style:font-style-asian="normal" style:font-weight-asian="normal"/>
    </style:style>
    <style:style style:name="T16" style:family="text">
      <style:text-properties style:font-name-complex="times new roman" style:font-size-complex="24pt" style:font-style-complex="normal" style:font-weight-complex="normal"/>
    </style:style>
    <style:style style:name="T17" style:family="text">
      <style:text-properties style:font-name-complex="times new roman" style:font-size-complex="14pt" style:font-style-complex="normal" style:font-weight-complex="normal"/>
    </style:style>
    <style:style style:name="T18" style:family="text">
      <style:text-properties style:font-name="times new roman" fo:font-size="12pt" fo:font-style="normal" fo:font-weight="normal"/>
    </style:style>
    <style:style style:name="T19" style:family="text">
      <style:text-properties style:font-name="times new roman" fo:font-size="14pt" fo:font-style="normal" fo:font-weight="normal"/>
    </style:style>
    <style:style style:name="T20" style:family="text">
      <style:text-properties style:font-name-asian="times new roman" style:font-size-asian="14pt" style:font-style-asian="normal" style:font-weight-asian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style:font-size-asian="20pt" style:language-asian="ja" style:country-asian="JP" style:font-size-complex="20pt"/>
    </style:style>
    <style:style style:name="T23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0210208_110923=================</text:p>
      <text:p text:style-name="P23">myself/ diary / XXXX</text:p>
      <text:list xml:id="list9162597817883139998" text:style-name="L1">
        <text:list-item>
          <text:p text:style-name="P81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9"/>
          </table:table-cell>
          <table:table-cell table:style-name="表1.B1" office:value-type="string">
            <text:p text:style-name="P6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6"/>
      <text:list xml:id="list1278891317110573627" text:style-name="L2">
        <text:list-item>
          <text:p text:style-name="P30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9"/>
          </table:table-cell>
          <table:table-cell table:style-name="表2.B1" office:value-type="string">
            <text:p text:style-name="P6">방 청소[Sprzątanie~pokoju.</text:p>
            <text:p text:style-name="P6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0354390" text:continue-numbering="true" text:style-name="L2">
        <text:list-item>
          <text:p text:style-name="P88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9"/>
          </table:table-cell>
          <table:table-cell table:style-name="表3.B1" office:value-type="string">
            <text:list xml:id="list9140038084440987466" text:style-name="L3">
              <text:list-item>
                <text:p text:style-name="P31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31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0371792" text:continue-list="list30354390" text:style-name="L2">
        <text:list-item>
          <text:p text:style-name="P30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8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25"/>
      <text:p text:style-name="P5">20210209_092018=================</text:p>
      <text:p text:style-name="P23">myself/ diary /20210209_092018</text:p>
      <text:list xml:id="list788806091835036403" text:style-name="L4">
        <text:list-item>
          <text:p text:style-name="P98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9"/>
          </table:table-cell>
          <table:table-cell table:style-name="表5.B1" office:value-type="string">
            <text:p text:style-name="P9">두 마리. / 크로는 계단 옆에. 미케는 옹벽 위에. 울리고 있다. / 옹벽에게 반환. 크로는 스스로.</text:p>
          </table:table-cell>
        </table:table-row>
      </table:table>
      <text:p text:style-name="P6"/>
      <text:list xml:id="list3097400736330875875" text:style-name="L5">
        <text:list-item>
          <text:p text:style-name="P32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9"/>
          </table:table-cell>
          <table:table-cell table:style-name="表6.B1" office:value-type="string">
            <text:p text:style-name="P6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0368765" text:continue-numbering="true" text:style-name="L5">
        <text:list-item>
          <text:p text:style-name="P89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9"/>
          </table:table-cell>
          <table:table-cell table:style-name="表7.B1" office:value-type="string">
            <text:list xml:id="list3451239704875923606" text:style-name="L6">
              <text:list-item>
                <text:p text:style-name="P33">klarnet : zagrałem. ćwiczenia, nie. zagrałem sekwencję. kilka sekwencji. sekwencje z kilkom nutami.</text:p>
              </text:list-item>
              <text:list-item>
                <text:p text:style-name="P33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33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19"/>
          </table:table-cell>
          <table:table-cell table:style-name="表7.B2" office:value-type="string">
            <text:p text:style-name="P10">i played a few sequences. sequences with a few notes.</text:p>
          </table:table-cell>
        </table:table-row>
      </table:table>
      <text:list xml:id="list30379292" text:continue-list="list30368765" text:style-name="L5">
        <text:list-item>
          <text:p text:style-name="P32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8">1</text:p>
          </table:table-cell>
          <table:table-cell table:style-name="表13.B1" office:value-type="string">
            <text:p text:style-name="P13">أستخدم الملح عندما أغسل شعري.أستخدم م </text:p>
            <text:p text:style-name="P11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18"/>
          </table:table-cell>
          <table:table-cell table:style-name="表13.B2" office:value-type="string">
            <text:p text:style-name="P1"/>
          </table:table-cell>
        </table:table-row>
      </table:table>
      <text:list xml:id="list2408590095943145292" text:style-name="L7">
        <text:list-item>
          <text:p text:style-name="P64"><text:span text:style-name="T6">در مورد تحقیق </text:span><text:span text:style-name="T5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8">1</text:p>
          </table:table-cell>
          <table:table-cell table:style-name="表14.B1" office:value-type="string">
            <text:p text:style-name="P13">من شروع به خواندن یک کتاب کردم</text:p>
            <text:p text:style-name="P11">man[나는 / shuruw'a[처음 / be[in,on / xoondam[read;읽다=itta / yeek[one / ketaab / kjardam[do</text:p>
            <text:p text:style-name="P11">i started reading a book.</text:p>
          </table:table-cell>
        </table:table-row>
        <table:table-row>
          <table:table-cell table:style-name="表14.A2" office:value-type="float" office:value="2">
            <text:p text:style-name="P20">2</text:p>
          </table:table-cell>
          <table:table-cell table:style-name="表14.B2" office:value-type="string">
            <text:p text:style-name="P14">من صبحانه نمی خورم</text:p>
            <text:p text:style-name="P12">man / sopxaane[아침밥 / nemiy[아니 / chuwram[나는-먹는다</text:p>
            <text:p text:style-name="P12">i do not eat breakfast. \\\ Nie jem śniadania \\\ 나는 아침을 먹지 않는다</text:p>
            <text:p text:style-name="P12"/>
          </table:table-cell>
        </table:table-row>
      </table:table>
      <text:list xml:id="list30371581" text:continue-numbering="true" text:style-name="L7">
        <text:list-item>
          <text:p text:style-name="P76"/>
        </text:list-item>
      </text:list>
      <text:p text:style-name="P1">//20210209_102130</text:p>
      <text:p text:style-name="P1"/>
      <text:p text:style-name="P25"><text:soft-page-break/></text:p>
      <text:p text:style-name="P5">XXX=================</text:p>
      <text:p text:style-name="P24">myself/ diary / 20210211_124408</text:p>
      <text:list xml:id="list2759624739402689088" text:style-name="L8">
        <text:list-item>
          <text:p text:style-name="P99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9"/>
          </table:table-cell>
          <table:table-cell table:style-name="表16.B1" office:value-type="string">
            <text:p text:style-name="P6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19"/>
          </table:table-cell>
          <table:table-cell table:style-name="表16.B2" office:value-type="string">
            <text:p text:style-name="P6">옹벽에 돌아가기. 미케는 내가. 크로는 스스로.</text:p>
          </table:table-cell>
        </table:table-row>
      </table:table>
      <text:p text:style-name="P6"/>
      <text:list xml:id="list30385938" text:continue-numbering="true" text:style-name="L8">
        <text:list-item>
          <text:p text:style-name="P34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9"/>
          </table:table-cell>
          <table:table-cell table:style-name="表17.B1" office:value-type="string">
            <text:p text:style-name="P6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0360934" text:continue-numbering="true" text:style-name="L8">
        <text:list-item>
          <text:p text:style-name="P90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9"/>
          </table:table-cell>
          <table:table-cell table:style-name="表18.B1" office:value-type="string">
            <text:list xml:id="list1950258855452413982" text:style-name="L9">
              <text:list-item>
                <text:p text:style-name="P35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7850550526016388458" text:style-name="L10">
        <text:list-item>
          <text:p text:style-name="P36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18"/>
          </table:table-cell>
          <table:table-cell table:style-name="表19.B1" office:value-type="string">
            <text:p text:style-name="P15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13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6">astachdimu'l'kombiytira / Aindamaa / aqra'u'l'kitaba</text:p>
          </table:table-cell>
        </table:table-row>
      </table:table>
      <text:list xml:id="list30357409" text:continue-numbering="true" text:style-name="L10">
        <text:list-item>
          <text:p text:style-name="P65"><text:span text:style-name="T6">در مورد تحقیق </text:span><text:span text:style-name="T5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18"/>
          </table:table-cell>
          <table:table-cell table:style-name="表20.B1" office:value-type="string">
            <text:p text:style-name="P15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13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6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25"/>
      <text:p text:style-name="P5">XXX=================</text:p>
      <text:p text:style-name="P24">myself/ diary / 20210215_111006</text:p>
      <text:list xml:id="list6335231989841480992" text:style-name="L11">
        <text:list-item>
          <text:p text:style-name="P100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9"/>
          </table:table-cell>
          <table:table-cell table:style-name="表21.B1" office:value-type="string">
            <text:p text:style-name="P6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19"/>
          </table:table-cell>
          <table:table-cell table:style-name="表21.B2" office:value-type="string">
            <text:p text:style-name="P6">옹벽으로 돌아가기. 크로는 스스로. 미케는 옹벽 앞에서 멈춰선다. / 그래서, 안아하여, 옹벽에 올렸다.</text:p>
          </table:table-cell>
        </table:table-row>
      </table:table>
      <text:p text:style-name="P6"/>
      <text:list xml:id="list4867346325958463650" text:style-name="L12">
        <text:list-item>
          <text:p text:style-name="P37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9"/>
          </table:table-cell>
          <table:table-cell table:style-name="表22.B1" office:value-type="string">
            <text:p text:style-name="P6">어떤 때 나는 기쁜 느낄까? [Kiedy się cieszę? </text:p>
            <text:p text:style-name="P6">/ 오전 중, 작업을 한다. 배가 고파온다. / 뭔가를 먹고 싶은 욕구를 느낀다. [Rano pracuję. Jestem głodny. / Mam ochotę coś zjeść.</text:p>
            <text:p text:style-name="Standard"><text:span text:style-name="T21">/ 그러나, 굳이 먹지 않다. 이윽고 11시가 가까워진다. </text:span><text:soft-page-break/><text:span text:style-name="T21">[Jednak nie odważę[我敢 się zjeść. W końcu zbliża </text:span><text:span text:style-name="T21">się[接近 godzina 11.</text:span></text:p>
            <text:p text:style-name="P6">/ 곧, 물건을 먹을 수 있다. 그렇게 생각할 때 뭔가 안심한 것을 느낀다. [Wkrótce będziesz mógł jeść. Kiedy tak myślę, czuję się bezpiecznie[안전하게.</text:p>
            <text:p text:style-name="P6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19"/>
          </table:table-cell>
          <table:table-cell table:style-name="表22.B2" office:value-type="string">
            <text:p text:style-name="P6"/>
          </table:table-cell>
        </table:table-row>
      </table:table>
      <text:list xml:id="list30365315" text:continue-list="list30360934" text:style-name="L8">
        <text:list-item>
          <text:p text:style-name="P108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6"/>
          </table:table-cell>
          <table:table-cell table:style-name="表23.B1" office:value-type="string">
            <text:list xml:id="list3332200665038431659" text:style-name="L13">
              <text:list-item>
                <text:p text:style-name="P78"/>
              </text:list-item>
            </text:list>
          </table:table-cell>
        </table:table-row>
        <table:table-row>
          <table:table-cell table:style-name="表23.A2" office:value-type="string">
            <text:p text:style-name="P26"/>
          </table:table-cell>
          <table:table-cell table:style-name="表23.B2" office:value-type="string">
            <text:p text:style-name="P28"/>
          </table:table-cell>
        </table:table-row>
      </table:table>
      <text:list xml:id="list1312620946095024926" text:style-name="L14">
        <text:list-item>
          <text:p text:style-name="P79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/>
          </table:table-cell>
          <table:table-cell table:style-name="表24.B1" office:value-type="string">
            <text:p text:style-name="P29"/>
          </table:table-cell>
        </table:table-row>
      </table:table>
      <text:list xml:id="list30359969" text:continue-numbering="true" text:style-name="L14">
        <text:list-item>
          <text:p text:style-name="P80"><text:span text:style-name="T6">در مورد تحقیق </text:span><text:span text:style-name="T5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/>
          </table:table-cell>
          <table:table-cell table:style-name="表25.B1" office:value-type="string">
            <text:p text:style-name="P29"/>
          </table:table-cell>
        </table:table-row>
      </table:table>
      <text:p text:style-name="P29"/>
      <text:p text:style-name="P1">//20210215_110943</text:p>
      <text:p text:style-name="P1"/>
      <text:p text:style-name="P25"/>
      <text:p text:style-name="P5">XXX=================</text:p>
      <text:p text:style-name="P24">myself/ diary / 20210216_111845</text:p>
      <text:list xml:id="list30371762" text:continue-list="list30365315" text:style-name="L8">
        <text:list-item>
          <text:p text:style-name="P99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9"/>
          </table:table-cell>
          <table:table-cell table:style-name="表26.B1" office:value-type="string">
            <text:p text:style-name="P6">두 마리. 모두 옹벽 위에. 스스로 내려왔다.</text:p>
          </table:table-cell>
        </table:table-row>
      </table:table>
      <text:p text:style-name="P6"/>
      <text:list xml:id="list30376754" text:continue-numbering="true" text:style-name="L8">
        <text:list-item>
          <text:p text:style-name="P34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9"/>
          </table:table-cell>
          <table:table-cell table:style-name="表27.B1" office:value-type="string">
            <text:p text:style-name="Standard"><text:span text:style-name="T21">지금 읽고 있는 책. / 제목은 “</text:span><text:span text:style-name="T22">折りたく柴の記</text:span><text:span text:style-name="T21">”(일본어). </text:span></text:p>
            <text:p text:style-name="P6">/ 저자의 이름은 "아라이 하쿠세키". 일본의 에도시대의 사람이다. / 도쿠가와 정부에서 일했다.</text:p>
            <text:p text:style-name="P6">/ 이 책은 하쿠세키가 쓴 자서전이다.</text:p>
          </table:table-cell>
        </table:table-row>
      </table:table>
      <text:list xml:id="list30370766" text:continue-numbering="true" text:style-name="L8">
        <text:list-item>
          <text:p text:style-name="P90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19"/>
          </table:table-cell>
          <table:table-cell table:style-name="表28.B1" office:value-type="string">
            <text:list xml:id="list118185956926056223" text:style-name="L15">
              <text:list-item>
                <text:p text:style-name="P38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7840733723199670564" text:style-name="L16">
        <text:list-item>
          <text:p text:style-name="P39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18"/>
          </table:table-cell>
          <table:table-cell table:style-name="表29.B1" office:value-type="string">
            <text:p text:style-name="P2">أول أمس، كان يوم الاحد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2" office:value-type="string">
            <text:p text:style-name="P6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2">Inageyaذهبت إلى 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6">dhahapta[나는 갔었다 / iilaa / Inageya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2">اشتريت بعض البيض.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6">ishtara'ytu[나는 샀다 / bAd^'al'ba'yd^i[약간-달걀 / </text:p>
          </table:table-cell>
        </table:table-row>
      </table:table>
      <text:list xml:id="list30381082" text:continue-numbering="true" text:style-name="L16">
        <text:list-item>
          <text:p text:style-name="P77"><text:span text:style-name="T12">در مورد تحقیق </text:span><text:span text:style-name="T11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1"/>
          </table:table-cell>
          <table:table-cell table:style-name="表30.B1" office:value-type="string">
            <text:p text:style-name="P17"/>
          </table:table-cell>
        </table:table-row>
      </table:table>
      <text:p text:style-name="P17"/>
      <text:p text:style-name="P1">//20210216_114656</text:p>
      <text:p text:style-name="P1"/>
      <text:p text:style-name="P25"/>
      <text:p text:style-name="P5">XXX=================</text:p>
      <text:p text:style-name="P24"><text:soft-page-break/>myself/ diary / XXXX</text:p>
      <text:list xml:id="list4323461589258719799" text:style-name="L17">
        <text:list-item>
          <text:p text:style-name="P101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9"/>
          </table:table-cell>
          <table:table-cell table:style-name="表31.B1" office:value-type="string">
            <text:p text:style-name="P6">두 마리. 최초 위치는 : 크로. 계단 바로 옆의 옹벽 위. 내가 계단 아래부터 평소의 옹벽 위치로 달리기 시작한 때 내 머리 위으로부터 울음 소리가 들린다. / </text:p>
            <text:p text:style-name="P6">/ 미케 : 내가 계단 근처에 있었을 때, 미케의 울음소리가 들렸다. / 머리 위에 크로를 보면서, "먹이 옹벽" 으로 달린다. </text:p>
            <text:p text:style-name="P6">/ 순간, 먹이 옹벽을 본다. 무려, 미케가 보이지 않다. / 시선을 이동하면, 무려, 미케가 지상 에 이 쪽으로 달려 오고 있다.</text:p>
          </table:table-cell>
        </table:table-row>
      </table:table>
      <text:p text:style-name="P6"/>
      <text:list xml:id="list30364308" text:continue-numbering="true" text:style-name="L17">
        <text:list-item>
          <text:p text:style-name="P40">신변의 세들로한 것에 대해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9"/>
          </table:table-cell>
          <table:table-cell table:style-name="表32.B1" office:value-type="string">
            <text:p text:style-name="P6">어제, 도서관에서 책을 빌려왔다. / 3 권. / 제목은, 예기(礼記), 서경(書経), 그리고, 근사록(近思録) 이다.</text:p>
          </table:table-cell>
        </table:table-row>
        <table:table-row>
          <table:table-cell table:style-name="表32.A2" office:value-type="string">
            <text:p text:style-name="P19"/>
          </table:table-cell>
          <table:table-cell table:style-name="表32.B2" office:value-type="string">
            <text:p text:style-name="P6">서경을 빌렸던 이유는, 이 책 자체가 목적이 아니라, 이 책의 하나 장있는 "악기(楽記)" 가 목적이다.</text:p>
          </table:table-cell>
        </table:table-row>
      </table:table>
      <text:list xml:id="list30382081" text:continue-numbering="true" text:style-name="L17">
        <text:list-item>
          <text:p text:style-name="P91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9"/>
          </table:table-cell>
          <table:table-cell table:style-name="表33.B1" office:value-type="string">
            <text:list xml:id="list970825203008087316" text:style-name="L18">
              <text:list-item>
                <text:p text:style-name="P41">znowu, tylko shaku. / nowe rzeczy, które zacząłem wczoraj : nowe rzeczy, które zacząłem[나는 시작했다 wczoraj : szybkie działanie[동작. / co zrobiłem : sąsiednie[인접한 trzy nuty. zagrałem ich szybko z[연속해서~1 rzędu.</text:p>
              </text:list-item>
              <text:list-item>
                <text:p text:style-name="P41">o "koro" : kiedy jechałem na rowerze w drodze do parku, pomyślałem : może być, "koro", zrobię go nie więcej. / powodem jest, czy raczej, <text:soft-page-break/>rozumowanie to : potrzebowałbym innych manewrów palcami, raczej niż ruchu "koro", czyż nie? w tym momencie? / tak, później, może chciałbym dmuchać "koro". ale, teraz? przed tych innymi wyrażeniami?</text:p>
              </text:list-item>
              <text:list-item>
                <text:p text:style-name="P41">tak także, mógłbyś powiedzieć, że jeśli mogę dmuchać "koro", potem, mógłbym, także, dmuchać tych innych ruchy. więc, powienienem ćwiczyć "koro" teraz.</text:p>
              </text:list-item>
            </text:list>
          </table:table-cell>
        </table:table-row>
      </table:table>
      <text:list xml:id="list7781088102295935920" text:style-name="L19">
        <text:list-item>
          <text:p text:style-name="P42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18"/>
          </table:table-cell>
          <table:table-cell table:style-name="表34.B1" office:value-type="string">
            <text:p text:style-name="P2">candoأمس، ذهبت إلى 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-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2">كان يوم الثلاثاء.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kaan / yawm'l'thlathaa'I화요일[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2">بعد التسوق، ذهبت إلى الحديقة.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baAd'al'tasawuwqi / dzahapta / iilaa'al'xadiyqati[공원</text:p>
          </table:table-cell>
        </table:table-row>
      </table:table>
      <text:list xml:id="list30380127" text:continue-numbering="true" text:style-name="L19">
        <text:list-item>
          <text:p text:style-name="P66"><text:span text:style-name="T6">در مورد تحقیق </text:span><text:span text:style-name="T5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8"/>
          </table:table-cell>
          <table:table-cell table:style-name="表35.B1" office:value-type="string">
            <text:p text:style-name="P2">دیروز ، من به فروشگاه رفتم.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6">diyruus[어제 / man / beh / kuruushkah / raktam[나는 갔다 ### Yesterday, I went to the store.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2">سه‌شنبه بود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6">### it was Tuesday. ### see'shanbe[화요일 / buwt[였다</text:p>
          </table:table-cell>
        </table:table-row>
      </table:table>
      <text:p text:style-name="P1"/>
      <text:p text:style-name="P1">//20210217_142640</text:p>
      <text:p text:style-name="P1"><text:soft-page-break/></text:p>
      <text:p text:style-name="P25"/>
      <text:p text:style-name="P5">XXX=================</text:p>
      <text:p text:style-name="P24">myself/ diary / XXXX</text:p>
      <text:list xml:id="list2516361856881343931" text:style-name="L20">
        <text:list-item>
          <text:p text:style-name="P102">먹이주기</text:p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19"/>
          </table:table-cell>
          <table:table-cell table:style-name="表36.B1" office:value-type="string">
            <text:p text:style-name="P6">두 마리. 머두 옹벽 위에. / 미케는 스스로 내려왔지만, 크로는 옹벽 위에 머물고 있다.</text:p>
          </table:table-cell>
        </table:table-row>
        <table:table-row>
          <table:table-cell table:style-name="表36.A2" office:value-type="string">
            <text:p text:style-name="P19"/>
          </table:table-cell>
          <table:table-cell table:style-name="表36.B2" office:value-type="string">
            <text:p text:style-name="P6">이전에도 썼는지 모릅니다만, 요즘은 미케는 페이스트를 먹은 후 크로의 곳으로 가서 크로가 먹고 있는 페이스트를 자신도 먹기 시도는 하지 않고, 자신의 장소에서 머물고, 내 쪽을 가만히 보고 있다.</text:p>
          </table:table-cell>
        </table:table-row>
      </table:table>
      <text:p text:style-name="P6"/>
      <text:list xml:id="list30354374" text:continue-numbering="true" text:style-name="L20">
        <text:list-item>
          <text:p text:style-name="P43">신변의 세들로한 것에 대해</text:p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9"/>
          </table:table-cell>
          <table:table-cell table:style-name="表37.B1" office:value-type="string">
            <text:p text:style-name="P6">화장실에 LED조명을 두고 있다. / 원래 천장에 구비되어있는 조명이 사용할 수 없기 때문. / 베선이 꺼져 있는지 스위치를 넣어도, 전구에 불이 들어오지 않다.</text:p>
          </table:table-cell>
        </table:table-row>
      </table:table>
      <text:list xml:id="list30372032" text:continue-numbering="true" text:style-name="L20">
        <text:list-item>
          <text:p text:style-name="P92">muzyka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19"/>
          </table:table-cell>
          <table:table-cell table:style-name="表38.B1" office:value-type="string">
            <text:list xml:id="list6672497177978310523" text:style-name="L21">
              <text:list-item>
                <text:p text:style-name="P44">shaku : ćwiczenia. półnuty, i ćwierćnuty. a także, "yuri" i "sa-ge". / "yuri" : ostatnio, zacząłem ćwiczyć leworęczny yuri.</text:p>
              </text:list-item>
            </text:list>
          </table:table-cell>
        </table:table-row>
        <table:table-row>
          <table:table-cell table:style-name="表38.A2" office:value-type="string">
            <text:p text:style-name="P19"/>
          </table:table-cell>
          <table:table-cell table:style-name="表38.B2" office:value-type="string">
            <text:p text:style-name="P6"/>
          </table:table-cell>
        </table:table-row>
      </table:table>
      <text:list xml:id="list5524391916125097261" text:style-name="L22">
        <text:list-item>
          <text:p text:style-name="P45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/>
          </table:table-cell>
          <table:table-cell table:style-name="表39.B1" office:value-type="string">
            <text:p text:style-name="P2">الليلة الماضية ذهبت إلى الحديقة مرة أخرى.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6">last night, I went to the park, again.</text:p>
            <text:p text:style-name="P6">al'layilatu[오늘 밤'l'maad^iyatu[과거 / … / <text:soft-page-break/>mar<text:span text:style-name="T23">atan~uchraa[한번 더</text:span>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2">أمس، كان يوم الأربعاء.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7">it was Wednesday, yesterday.</text:p>
            <text:p text:style-name="P7">ams / kaan / yawm'al'arbiAAI</text:p>
          </table:table-cell>
        </table:table-row>
      </table:table>
      <text:list xml:id="list30355009" text:continue-numbering="true" text:style-name="L22">
        <text:list-item>
          <text:p text:style-name="P67"><text:span text:style-name="T6">در مورد تحقیق </text:span><text:span text:style-name="T5">### daar[about / moored[case / txqiyq[research</text:span></text:p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8"/>
          </table:table-cell>
          <table:table-cell table:style-name="表40.B1" office:value-type="string">
            <text:p text:style-name="P2">من به پارک رفتم.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6">I went to the park.</text:p>
            <text:p text:style-name="P6">man / beh / paark(?) / raftam[나는 갔다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2">چهارشنبه بود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6">it was Wed<text:span text:style-name="T23">nesday.</text:span></text:p>
            <text:p text:style-name="P7">tchahaar'shanbe / buwt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2">من دیروز شکلات خریدم.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7">I bought chocolate yesterday.</text:p>
            <text:p text:style-name="P7">man / diyruus[어제 / shokolaat[초콜릿 / xariydam[나는 샀다</text:p>
          </table:table-cell>
        </table:table-row>
      </table:table>
      <text:p text:style-name="P1">//20210218_140754</text:p>
      <text:p text:style-name="P1"/>
      <text:p text:style-name="P25"/>
      <text:p text:style-name="P5">XXX=================</text:p>
      <text:p text:style-name="P24">myself/ diary / XXXX</text:p>
      <text:list xml:id="list4748080852304004841" text:style-name="L23">
        <text:list-item>
          <text:p text:style-name="P103">먹이주기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19"/>
          </table:table-cell>
          <table:table-cell table:style-name="表41.B1" office:value-type="string">
            <text:p text:style-name="P6">두 마리. / 이 번은 모두 서 쪽에. / 수영장 서 쪽의 작은 구획의 한 코너. 낙엽이 많이 불어 머물은 자소. 그 곳에서 나왔다.</text:p>
          </table:table-cell>
        </table:table-row>
      </table:table>
      <text:p text:style-name="P6"/>
      <text:list xml:id="list30382763" text:continue-numbering="true" text:style-name="L23">
        <text:list-item>
          <text:p text:style-name="P46"><text:soft-page-break/>신변의 세들로한 것에 대해</text:p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9"/>
          </table:table-cell>
          <table:table-cell table:style-name="表42.B1" office:value-type="string">
            <text:list xml:id="list5947207313901228046" text:style-name="L24">
              <text:list-item>
                <text:p text:style-name="P47">화장실에서 <text:s/>오줌[mocz을 할 때, 때때로 소변이 변기[miska ustępowa 밖으로 나가 버린다.</text:p>
              </text:list-item>
              <text:list-item>
                <text:p text:style-name="P47">그런 때[W tym czasie, 먼저 화장지[ręcznik papierowy toaleta로 닦아 낸다[Ścierać.</text:p>
              </text:list-item>
              <text:list-item>
                <text:p text:style-name="P47">그 후, 스프레이로 당한 장소으로 소독액을 <text:s/>살포한다.</text:p>
              </text:list-item>
              <text:list-item>
                <text:p text:style-name="P47">그리고, 다시 그 장소를 닦아낸다.</text:p>
              </text:list-item>
            </text:list>
          </table:table-cell>
        </table:table-row>
      </table:table>
      <text:list xml:id="list1503089373235064221" text:style-name="L25">
        <text:list-item>
          <text:p text:style-name="P93">muzyka</text:p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/>
          </table:table-cell>
          <table:table-cell table:style-name="表43.B1" office:value-type="string">
            <text:list xml:id="list5489322867765902158" text:style-name="L26">
              <text:list-item>
                <text:p text:style-name="P48">wczoraj, spisałem informacje dotyczące korespondencji[대응. / to znaczy, związek między pozycjonowaniem a wysokością dźwięku wywoływanego[호출 przez te pozycjonowanie.</text:p>
              </text:list-item>
              <text:list-item>
                <text:p text:style-name="P48">na przykład, jednym z faktów, które odkryłem[발견, było, że standardowe położenie[위치 na dziury 1. / kiedy wydmucham[ w tym położeniu, jego wysokość dźwięku jest nie D, ale D ćwierć[쿼터 plus.</text:p>
              </text:list-item>
              <text:list-item>
                <text:p text:style-name="P48">stąd[그 후, jeśli chcesz uzyskać[얻다 dokładnie[바로 그거죠 wysokości dźwięku D, i nie D plus ćwierć, więc, wydmuchasz w położeniu "sa-ge-1" na tym dziury.</text:p>
              </text:list-item>
            </text:list>
          </table:table-cell>
        </table:table-row>
      </table:table>
      <text:list xml:id="list4393233079079928443" text:style-name="L27">
        <text:list-item>
          <text:p text:style-name="P49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18"/>
          </table:table-cell>
          <table:table-cell table:style-name="表44.B1" office:value-type="string">
            <text:p text:style-name="P3">بامس، كان يوم الخميس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6">it was Thursday, yesterday.</text:p>
            <text:p text:style-name="P6">baamisu / kaan / yawm'l'chamiysu[목요일</text:p>
          </table:table-cell>
        </table:table-row>
        <text:soft-page-break/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3">مرة أخرى ذهبت إلى الحديقة الليلة الماضية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6">mar<text:span text:style-name="T23">atan~uchraa / dhahapta~iilaa'l'xadiyqati / al'layilatu'l'maad^iyatu</text:span></text:p>
            <text:p text:style-name="P7">I went to the park again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3">هناك قطتان في الحديقة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7">there are two cats in the park.</text:p>
            <text:p text:style-name="P7">hunaaka[over there;저기 / qut^ataani[two cats / fiy'l'xadiyqati</text:p>
          </table:table-cell>
        </table:table-row>
      </table:table>
      <text:list xml:id="list30361631" text:continue-numbering="true" text:style-name="L27">
        <text:list-item>
          <text:p text:style-name="P68"><text:span text:style-name="T6">در مورد تحقیق </text:span><text:span text:style-name="T5">### daar[about / moored[case / txqiyq[research</text:span></text:p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8"/>
          </table:table-cell>
          <table:table-cell table:style-name="表45.B1" office:value-type="string">
            <text:p text:style-name="P2">دوباره٬ من به پارک رفتم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6">I went to the park, again.</text:p>
            <text:p text:style-name="P6">duwbaare / man~beh~paark / raftam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2">آن پنج شنبه بود، دیروز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6">it was Thu<text:span text:style-name="T23">rsday, yesterday.</text:span></text:p>
            <text:p text:style-name="P7">aan[it / paanji'shanbeh / buwt / diyruws</text:p>
          </table:table-cell>
        </table:table-row>
        <table:table-row table:style-name="表45.5"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3">من چیزی نخریدم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7">I did not buy anything.</text:p>
            <text:p text:style-name="P7">man / chiyziy[something;어떤 것 / na(?)xariydam[did-not-buy;나는 사지 않았다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3"/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7"/>
          </table:table-cell>
        </table:table-row>
      </table:table>
      <text:p text:style-name="P1">//<text:span text:style-name="T21">20210219_100936</text:span></text:p>
      <text:p text:style-name="P1"/>
      <text:p text:style-name="P25"/>
      <text:p text:style-name="P5">XXX=================</text:p>
      <text:p text:style-name="P24"><text:soft-page-break/>myself/ diary / 20210221_142954</text:p>
      <text:list xml:id="list8565209852026057316" text:style-name="L28">
        <text:list-item>
          <text:p text:style-name="P104">먹이주기</text:p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9"/>
          </table:table-cell>
          <table:table-cell table:style-name="表46.B1" office:value-type="string">
            <text:p text:style-name="P6">두 마리. / 미케는 옹벽으로 돌아갈 때 옹벽 아래에서 멈춰 서서 내가 그 몸을 안고 올린 것을 기다리고 있었다.</text:p>
          </table:table-cell>
        </table:table-row>
        <table:table-row>
          <table:table-cell table:style-name="表46.A2" office:value-type="string">
            <text:p text:style-name="P19"/>
          </table:table-cell>
          <table:table-cell table:style-name="表46.B2" office:value-type="string">
            <text:p text:style-name="P6">크로는 계단 바로 아래의 옹벽 위에 있었다.</text:p>
          </table:table-cell>
        </table:table-row>
      </table:table>
      <text:p text:style-name="P6"/>
      <text:list xml:id="list30376799" text:continue-numbering="true" text:style-name="L28">
        <text:list-item>
          <text:p text:style-name="P50">신변의 세들로한 것에 대해</text:p>
        </text:list-item>
      </text:list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/>
          </table:table-cell>
          <table:table-cell table:style-name="表47.B1" office:value-type="string">
            <text:p text:style-name="P6">타이머를 사용하고 있는 것</text:p>
            <text:p text:style-name="P6">며칠 전에서 독서 등을 할 때, 타이머를 사용하기 시작하고 있다. / 방법은, 예정하고 있는 시간 전부 <text:s/>설정하는 것이 아니라, 한 번에 10 분만을 설정한다. / 그리고, 10 분 지난 후, 재차 10 분만 설정한다. / 이렇게 하여, 마지막으로는 예으로, 30 분 또는 40 분 지난다.</text:p>
            <text:p text:style-name="P6">/ / 이렇게 하면, 나 생각, 시간이 흐르고 있는 사실을 계속 느끼고 있을 수 있다. ("있을 수 있다" 보다, "끊임없이 상기시키는 상태를 계속할 수 있다.") / W ten sposób możesz ciągle czuć, co myślisz, że czas mija. (Zamiast „Może być”, „Możesz kontynuować stan przypomnienia”).</text:p>
          </table:table-cell>
        </table:table-row>
      </table:table>
      <text:list xml:id="list30372815" text:continue-numbering="true" text:style-name="L28">
        <text:list-item>
          <text:p text:style-name="P94">muzyka</text:p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/>
          </table:table-cell>
          <table:table-cell table:style-name="表48.B1" office:value-type="string">
            <text:list xml:id="list5477340821349503165" text:style-name="L29">
              <text:list-item>
                <text:p text:style-name="P51">wczoraj. shaku : znowu spisanie o związecie między pozycjonowaniem i wysokością dźwięku przez te pozycjonowaniem.</text:p>
              </text:list-item>
              <text:list-item>
                <text:p text:style-name="P51">odkrycie z dnia : tak zwana "yuri", to ma trzy pozycje. / pierwsza pozycja : ćwierć / druga : półnuta / trzecia : jeden i pól</text:p>
              </text:list-item>
              <text:list-item>
                <text:p text:style-name="P51">nowa rzecz z dnia : vibrato. tego dnia, dwa <text:soft-page-break/>sposoby dla generowania vibrato. / piewszy sposób : przez "yuri" / drugi sposób : przez, co nazywam, vibrato ptysi. to znaczy, dmuchasz w shaku kilka podmuchów powietrza. / w ten sposób, dźwięk staje się wyższy, a następnie, z powrotem, do porzedniego poziomu, i tak, naprzemiennie, tym samym, tworząc efekt vibrato.</text:p>
              </text:list-item>
            </text:list>
          </table:table-cell>
        </table:table-row>
      </table:table>
      <text:list xml:id="list4055134871241058719" text:style-name="L30">
        <text:list-item>
          <text:p text:style-name="P52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8"/>
          </table:table-cell>
          <table:table-cell table:style-name="表49.B1" office:value-type="string">
            <text:p text:style-name="P3">كان السبت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6">it was Sat<text:span text:style-name="T23">urday.</text:span></text:p>
            <text:p text:style-name="P7">kaan / al'saptu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3">ذهبت للعمل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7">I went to work.</text:p>
            <text:p text:style-name="P7">dhahaptu / lil'AAmali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2">أخذت مترو الأنفاق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7">I took subway.</text:p>
            <text:p text:style-name="P7">achadhat[took / mitru[지하철~1 'l'anfaaqi[터널 / </text:p>
          </table:table-cell>
        </table:table-row>
      </table:table>
      <text:list xml:id="list30356777" text:continue-numbering="true" text:style-name="L30">
        <text:list-item>
          <text:p text:style-name="P69"><text:span text:style-name="T6">در مورد تحقیق </text:span><text:span text:style-name="T5">### daar[about / moored[case / txqiyq[research</text:span></text:p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18"/>
          </table:table-cell>
          <table:table-cell table:style-name="表50.B1" office:value-type="string">
            <text:p text:style-name="P2">دیروز به فروشگاه نرفتم.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 did not go to the store, yesterday.</text:p>
            <text:p text:style-name="P7">diyruus[어제 / beh / kuruushkah[가게 / na(?)raftam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2">باد می آمد.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t was windy.</text:p>
            <text:p text:style-name="P7">baat[wind / mei[? / oomaat[came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2">باران نیامد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t did not rain.</text:p>
            <text:p text:style-name="P7"><text:soft-page-break/>baaraan[rain / nayoomat(?)</text:p>
          </table:table-cell>
        </table:table-row>
      </table:table>
      <text:p text:style-name="P6">//20210221_154052</text:p>
      <text:p text:style-name="P1"/>
      <text:p text:style-name="P25"/>
      <text:p text:style-name="P5">XXX=================</text:p>
      <text:p text:style-name="P24">myself/ diary / 20210222_151128</text:p>
      <text:list xml:id="list5290078531311544648" text:style-name="L31">
        <text:list-item>
          <text:p text:style-name="P105">먹이주기</text:p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19"/>
          </table:table-cell>
          <table:table-cell table:style-name="表51.B1" office:value-type="string">
            <text:p text:style-name="P6">그제의 것이지만, 산책 때, 종종, 미케들의 몸을 내몸에 내 손으로, 밀어넣다. / 왜? 기분이 좋으니까.</text:p>
            <text:p text:style-name="P6">/ 그제에는 미케와 크로, 두 마리의 몸들을 서로 내 손으로 밀어 넣었다. / 이렇게 하여, 어쩐지 보고 있어 재미 있고, 또한, 두 마리의 서로 사이가 좋게 될까 라고 생각했으니까.</text:p>
          </table:table-cell>
        </table:table-row>
      </table:table>
      <text:p text:style-name="P6"/>
      <text:list xml:id="list30379409" text:continue-numbering="true" text:style-name="L31">
        <text:list-item>
          <text:p text:style-name="P53">신변의 세들로한 것에 대해</text:p>
        </text:list-item>
      </text:list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/>
          </table:table-cell>
          <table:table-cell table:style-name="表52.B1" office:value-type="string">
            <text:p text:style-name="P8">메모지를 자작하고 있는 것에 대해:</text:p>
            <text:p text:style-name="P6">메모지는 자작하고 있다. / 어떠한 메모지를 만들어 있는 거야? / 독서 시 쓸 메모 등에 사용할 복사 용지. / 그 종이를 곁에 둔다. / 그리고, 그들 곁에 둔 종이들을 본드로 붙인다.</text:p>
            <text:p text:style-name="P6">/ 사용 할 땐, 한 장 한 장, 떼어 취한다. / 취한 후 나머지 종이들은 여전히 한 덩어리로 합쳐져있다.</text:p>
          </table:table-cell>
        </table:table-row>
      </table:table>
      <text:list xml:id="list8006621861644492005" text:style-name="L32">
        <text:list-item>
          <text:p text:style-name="P95">muzyka</text:p>
        </text:list-item>
      </text:list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/>
          </table:table-cell>
          <table:table-cell table:style-name="表53.B1" office:value-type="string">
            <text:list xml:id="list8835760325470921486" text:style-name="L33">
              <text:list-item>
                <text:p text:style-name="P54">shaku : shaku : znowu, kontynuowałem spisać tabelą korespondencji między pozycjonowaniem i wysokością dźwięku.</text:p>
              </text:list-item>
              <text:list-item>
                <text:p text:style-name="P54">W ostatnich pięć minut lub takim, skomponowałem krótką melodię, która składa się <text:soft-page-break/>z kilku nut. / ta jest melodia w skali japońskiej.</text:p>
              </text:list-item>
            </text:list>
          </table:table-cell>
        </table:table-row>
      </table:table>
      <text:list xml:id="list5358743850568573231" text:style-name="L34">
        <text:list-item>
          <text:p text:style-name="P55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18">1</text:p>
          </table:table-cell>
          <table:table-cell table:style-name="表54.B1" office:value-type="string">
            <text:p text:style-name="P3">أمس، كان يوم الاحد.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6">it was Sun<text:span text:style-name="T23">day.</text:span></text:p>
            <text:p text:style-name="P7">ams / kaan / yawm'l'axdi.</text:p>
          </table:table-cell>
        </table:table-row>
        <table:table-row>
          <table:table-cell table:style-name="表54.A3" office:value-type="float" office:value="2">
            <text:p text:style-name="P18">2</text:p>
          </table:table-cell>
          <table:table-cell table:style-name="表54.B2" office:value-type="string">
            <text:p text:style-name="P3">اليوم ، الجو دافئ.</text:p>
          </table:table-cell>
        </table:table-row>
        <table:table-row>
          <table:table-cell table:style-name="表54.A3">
            <text:p text:style-name="P18"/>
          </table:table-cell>
          <table:table-cell table:style-name="表54.B2" office:value-type="string">
            <text:p text:style-name="P7">today, it is warm.</text:p>
            <text:p text:style-name="P7">alyawm / al'dhawu / dafion</text:p>
          </table:table-cell>
        </table:table-row>
        <table:table-row>
          <table:table-cell table:style-name="表54.A3" office:value-type="float" office:value="3">
            <text:p text:style-name="P18">3</text:p>
          </table:table-cell>
          <table:table-cell table:style-name="表54.B2" office:value-type="string">
            <text:p text:style-name="P3">أنا أركب الدراجة إلى المنتزه.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7">I ride bicycle to the park.</text:p>
            <text:p text:style-name="P7">anaa / arkubu'l'daraadhata / iilaa'l'muntazahi</text:p>
          </table:table-cell>
        </table:table-row>
      </table:table>
      <text:list xml:id="list30372282" text:continue-numbering="true" text:style-name="L34">
        <text:list-item>
          <text:p text:style-name="P70"><text:span text:style-name="T6">در مورد تحقیق </text:span><text:span text:style-name="T5">### daar[about / moored[case / txqiyq[research</text:span></text:p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8"/>
          </table:table-cell>
          <table:table-cell table:style-name="表55.B1" office:value-type="string">
            <text:p text:style-name="P2">دو گربه در پارک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two cats in the park.</text:p>
            <text:p text:style-name="P7">duw / korbe[cat / dar[in / paark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2">یکی گربه بزرگ است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one is a big cat.</text:p>
            <text:p text:style-name="P7">yakiy / korbe / buzoorki / aast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2">و دیگری گربه کوچک است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and the other is a small cat.</text:p>
            <text:p text:style-name="P7">va / diy'yaariy[other-one;다른 것 / korbe / kuwczaaki[작은 / aast</text:p>
          </table:table-cell>
        </table:table-row>
      </table:table>
      <text:p text:style-name="P6">//20210222_160456</text:p>
      <text:p text:style-name="P1"/>
      <text:p text:style-name="P25"/>
      <text:p text:style-name="P5"><text:soft-page-break/>XXX=================</text:p>
      <text:p text:style-name="P24">myself/ diary / 20210223_112347</text:p>
      <text:list xml:id="list8370684183916558858" text:style-name="L35">
        <text:list-item>
          <text:p text:style-name="P106">먹이주기</text:p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/>
          </table:table-cell>
          <table:table-cell table:style-name="表56.B1" office:value-type="string">
            <text:p text:style-name="P6">평소와 같다.</text:p>
          </table:table-cell>
        </table:table-row>
        <table:table-row>
          <table:table-cell table:style-name="表56.A2" office:value-type="string">
            <text:p text:style-name="P19"/>
          </table:table-cell>
          <table:table-cell table:style-name="表56.B2" office:value-type="string">
            <text:p text:style-name="P6">사람들이 몇몇 지나갔다.</text:p>
            <text:p text:style-name="P6">/ 운동장에서는 다시 몇몇 사람들이 움직이고 있었다.</text:p>
          </table:table-cell>
        </table:table-row>
      </table:table>
      <text:p text:style-name="P6"/>
      <text:list xml:id="list30373146" text:continue-numbering="true" text:style-name="L35">
        <text:list-item>
          <text:p text:style-name="P56">신변의 세들로한 것에 대해</text:p>
        </text:list-item>
      </text:list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/>
          </table:table-cell>
          <table:table-cell table:style-name="表57.B1" office:value-type="string">
            <text:p text:style-name="P6">PC에서 작업 할 때, 항상 서있다. / 디스플레이 아래에 골판지 상자를 두고 있다. / 화면의 높이를 눈의 높이에 맞게 조정하기 위해.</text:p>
          </table:table-cell>
        </table:table-row>
      </table:table>
      <text:list xml:id="list30356390" text:continue-numbering="true" text:style-name="L35">
        <text:list-item>
          <text:p text:style-name="P96">muzyka</text:p>
        </text:list-item>
      </text:list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/>
          </table:table-cell>
          <table:table-cell table:style-name="表58.B1" office:value-type="string">
            <text:list xml:id="list3508462641518474091" text:style-name="L36">
              <text:list-item>
                <text:p text:style-name="P57">shaku : półnuty, ćwierćnuty. / zagrałem melodię, którą skomponowałem w poprzedniej sesji. nazywam te melodie "dzisiejszą melodią"</text:p>
              </text:list-item>
            </text:list>
          </table:table-cell>
        </table:table-row>
        <table:table-row>
          <table:table-cell table:style-name="表58.A2" office:value-type="string">
            <text:p text:style-name="P19"/>
          </table:table-cell>
          <table:table-cell table:style-name="表58.B2" office:value-type="string">
            <text:p text:style-name="P6"/>
          </table:table-cell>
        </table:table-row>
      </table:table>
      <text:list xml:id="list2436296476915056289" text:style-name="L37">
        <text:list-item>
          <text:p text:style-name="P58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18"/>
          </table:table-cell>
          <table:table-cell table:style-name="表59.B1" office:value-type="string">
            <text:p text:style-name="P3">كان يوم الاثنين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it was monday.</text:p>
            <text:p text:style-name="P7">kaan / yamw'l'ithnayni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3">الدراجة التي أركبها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the bicycle, which I ride.</text:p>
            <text:p text:style-name="P7">al'daraadhatu / al'latiy / arkabu'haa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2">الدراجة لديها ضوء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the bicycle has a light.</text:p>
            <text:p text:style-name="P7"><text:soft-page-break/>al'dadhaaratu'l'dayhaa[그녀는 가지고있다 / d^awU[빛</text:p>
          </table:table-cell>
        </table:table-row>
      </table:table>
      <text:list xml:id="list30365054" text:continue-numbering="true" text:style-name="L37">
        <text:list-item>
          <text:p text:style-name="P71"><text:span text:style-name="T6">در مورد تحقیق </text:span><text:span text:style-name="T5">### daar[about / moored[case / txqiyq[research</text:span></text:p>
        </text:list-item>
      </text:list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8"/>
          </table:table-cell>
          <table:table-cell table:style-name="表60.B1" office:value-type="string">
            <text:p text:style-name="P2">نمایشگر کامپیوتر من بزرگ است.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the display of my computer is big.</text:p>
            <text:p text:style-name="P7">namaa(?) / kaanpyuuter / man / buzoorg / aast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2">شکمم کوچک است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my stomach is small.</text:p>
            <text:p text:style-name="P7">shekyaam'am(?) / kuwczaaki / aast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2">این هفته گرم است.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it is warm this week.</text:p>
            <text:p text:style-name="P7">iyn[이 / haftee[주 / gyarm[따뜻한 / *</text:p>
          </table:table-cell>
        </table:table-row>
      </table:table>
      <text:p text:style-name="P6">//20210223_121051</text:p>
      <text:p text:style-name="P1"/>
      <text:p text:style-name="P25">@@@</text:p>
      <text:p text:style-name="P5">XXX=================</text:p>
      <text:p text:style-name="P24">myself/ diary / 20210224_101437</text:p>
      <text:list xml:id="list9193016460431611033" text:style-name="L38">
        <text:list-item>
          <text:p text:style-name="P107">먹이주기</text:p>
        </text:list-item>
      </text:list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/>
          </table:table-cell>
          <table:table-cell table:style-name="表61.B1" office:value-type="string">
            <text:p text:style-name="P6"/>
          </table:table-cell>
        </table:table-row>
        <table:table-row>
          <table:table-cell table:style-name="表61.A2" office:value-type="string">
            <text:p text:style-name="P19"/>
          </table:table-cell>
          <table:table-cell table:style-name="表61.B2" office:value-type="string">
            <text:p text:style-name="P6"/>
          </table:table-cell>
        </table:table-row>
      </table:table>
      <text:p text:style-name="P6"/>
      <text:list xml:id="list30372153" text:continue-numbering="true" text:style-name="L38">
        <text:list-item>
          <text:p text:style-name="P59">신변의 세들로한 것에 대해</text:p>
        </text:list-item>
      </text:list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/>
          </table:table-cell>
          <table:table-cell table:style-name="表62.B1" office:value-type="string">
            <text:p text:style-name="P6"/>
          </table:table-cell>
        </table:table-row>
        <table:table-row>
          <table:table-cell table:style-name="表62.A2" office:value-type="string">
            <text:p text:style-name="P19"/>
          </table:table-cell>
          <table:table-cell table:style-name="表62.B2" office:value-type="string">
            <text:p text:style-name="P6"/>
          </table:table-cell>
        </table:table-row>
      </table:table>
      <text:list xml:id="list30379321" text:continue-numbering="true" text:style-name="L38">
        <text:list-item>
          <text:p text:style-name="P97">muzyka</text:p>
        </text:list-item>
      </text:list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/>
          </table:table-cell>
          <table:table-cell table:style-name="表63.B1" office:value-type="string">
            <text:list xml:id="list2260787453367297328" text:style-name="L39">
              <text:list-item>
                <text:p text:style-name="P60"/>
              </text:list-item>
            </text:list>
          </table:table-cell>
        </table:table-row>
        <text:soft-page-break/>
        <table:table-row>
          <table:table-cell table:style-name="表63.A2" office:value-type="string">
            <text:p text:style-name="P19"/>
          </table:table-cell>
          <table:table-cell table:style-name="表63.B2" office:value-type="string">
            <text:p text:style-name="P6"/>
          </table:table-cell>
        </table:table-row>
      </table:table>
      <text:list xml:id="list5938909665441817852" text:style-name="L40">
        <text:list-item>
          <text:p text:style-name="P61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8"/>
          </table:table-cell>
          <table:table-cell table:style-name="表64.B1" office:value-type="string">
            <text:p text:style-name="P3">aaa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6"/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3">aaa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7"/>
          </table:table-cell>
        </table:table-row>
      </table:table>
      <text:list xml:id="list30364383" text:continue-numbering="true" text:style-name="L40">
        <text:list-item>
          <text:p text:style-name="P72"><text:span text:style-name="T6">در مورد تحقیق </text:span><text:span text:style-name="T5">### daar[about / moored[case / txqiyq[research</text:span></text:p>
        </text:list-item>
      </text:list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8"/>
          </table:table-cell>
          <table:table-cell table:style-name="表65.B1" office:value-type="string">
            <text:p text:style-name="P2">aaa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/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2">aaa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/>
          </table:table-cell>
        </table:table-row>
      </table:table>
      <text:p text:style-name="P6">//</text:p>
      <text:p text:style-name="P1"/>
      <text:p text:style-name="P1"/>
      <text:p text:style-name="P9">-------------------- TEMPLATE 20210209_091706</text:p>
      <text:p text:style-name="P5">XXX=================</text:p>
      <text:p text:style-name="P24">myself/ diary / XXXX</text:p>
      <text:list xml:id="list30359429" text:continue-list="list30370766" text:style-name="L8">
        <text:list-item>
          <text:p text:style-name="P99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9"/>
          </table:table-cell>
          <table:table-cell table:style-name="表8.B1" office:value-type="string">
            <text:p text:style-name="P6"/>
          </table:table-cell>
        </table:table-row>
        <table:table-row>
          <table:table-cell table:style-name="表8.A2" office:value-type="string">
            <text:p text:style-name="P19"/>
          </table:table-cell>
          <table:table-cell table:style-name="表8.B2" office:value-type="string">
            <text:p text:style-name="P6"/>
          </table:table-cell>
        </table:table-row>
      </table:table>
      <text:p text:style-name="P6"/>
      <text:list xml:id="list30368146" text:continue-numbering="true" text:style-name="L8">
        <text:list-item>
          <text:p text:style-name="P34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9"/>
          </table:table-cell>
          <table:table-cell table:style-name="表9.B1" office:value-type="string">
            <text:p text:style-name="P6"/>
          </table:table-cell>
        </table:table-row>
        <table:table-row>
          <table:table-cell table:style-name="表9.A2" office:value-type="string">
            <text:p text:style-name="P19"/>
          </table:table-cell>
          <table:table-cell table:style-name="表9.B2" office:value-type="string">
            <text:p text:style-name="P6"/>
          </table:table-cell>
        </table:table-row>
      </table:table>
      <text:list xml:id="list30384480" text:continue-numbering="true" text:style-name="L8">
        <text:list-item>
          <text:p text:style-name="P90">muzyka</text:p>
        </text:list-item>
      </text:list>
      <table:table table:name="表10" table:style-name="表10">
        <table:table-column table:style-name="表10.A"/>
        <table:table-column table:style-name="表10.B"/>
        <text:soft-page-break/>
        <table:table-row>
          <table:table-cell table:style-name="表10.A1" office:value-type="string">
            <text:p text:style-name="P19"/>
          </table:table-cell>
          <table:table-cell table:style-name="表10.B1" office:value-type="string">
            <text:list xml:id="list2219796826697185485" text:style-name="L41">
              <text:list-item>
                <text:p text:style-name="P62"/>
              </text:list-item>
            </text:list>
          </table:table-cell>
        </table:table-row>
        <table:table-row>
          <table:table-cell table:style-name="表10.A2" office:value-type="string">
            <text:p text:style-name="P19"/>
          </table:table-cell>
          <table:table-cell table:style-name="表10.B2" office:value-type="string">
            <text:p text:style-name="P6"/>
          </table:table-cell>
        </table:table-row>
      </table:table>
      <text:list xml:id="list447892007721600758" text:style-name="L42">
        <text:list-item>
          <text:p text:style-name="P63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8"/>
          </table:table-cell>
          <table:table-cell table:style-name="表11.B1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6"/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7"/>
          </table:table-cell>
        </table:table-row>
      </table:table>
      <text:list xml:id="list30381642" text:continue-numbering="true" text:style-name="L42">
        <text:list-item>
          <text:p text:style-name="P73"><text:span text:style-name="T6">در مورد تحقیق </text:span><text:span text:style-name="T5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18"/>
          </table:table-cell>
          <table:table-cell table:style-name="表15.B1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7"/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7"/>
          </table:table-cell>
        </table:table-row>
      </table:table>
      <text:p text:style-name="P6">//</text:p>
      <text:p text:style-name="P1"/>
      <text:p text:style-name="P1"/>
      <text:p text:style-name="P4">===========================</text:p>
      <text:p text:style-name="P22">myself/ diary / XXXX</text:p>
      <text:list xml:id="list30369793" text:continue-list="list9162597817883139998" text:style-name="L1">
        <text:list-item>
          <text:p text:style-name="P82"><text:span text:style-name="T20">먹이주기 </text:span><text:span text:style-name="T19">: </text:span><text:span text:style-name="T20">돈 </text:span><text:span text:style-name="T19">~ / </text:span><text:span text:style-name="T20">류 </text:span><text:span text:style-name="T19">~ / </text:span><text:span text:style-name="T20">두 마리 </text:span><text:span text:style-name="T19">+</text:span></text:p>
        </text:list-item>
        <text:list-item>
          <text:p text:style-name="P83">신변의 세들로한 것에 대해</text:p>
        </text:list-item>
        <text:list-item>
          <text:p text:style-name="P82"><text:span text:style-name="T19">питье'[-yoo:</text:span><text:span text:style-name="T20">마신다 </text:span><text:span text:style-name="T19">алкого'ля</text:span></text:p>
        </text:list-item>
        <text:list-item>
          <text:p text:style-name="P85">muzyka</text:p>
        </text:list-item>
        <text:list-item>
          <text:p text:style-name="P86"><text:span text:style-name="T13">عن الله</text:span><text:span text:style-name="T14">. ### AAn'laa[</text:span><text:span text:style-name="T15">신에</text:span><text:span text:style-name="T14">-</text:span><text:span text:style-name="T15">대해</text:span></text:p>
        </text:list-item>
        <text:list-item>
          <text:p text:style-name="P82"><text:span text:style-name="T16">عن الأشياء الصغيرة من حولي</text:span><text:span text:style-name="T18">. </text:span><text:span text:style-name="T19">### AAn'il'ashiyaaI[</text:span><text:span text:style-name="T20">사물에</text:span><text:span text:style-name="T19">-</text:span><text:span text:style-name="T20">대해 </text:span><text:span text:style-name="T19">/ 's^aghiyyati[</text:span><text:span text:style-name="T20">작은 </text:span><text:span text:style-name="T19">/ min-xawliy[</text:span><text:span text:style-name="T20">내</text:span><text:span text:style-name="T19">-</text:span><text:span text:style-name="T20">주위</text:span></text:p>
        </text:list-item>
        <text:list-item>
          <text:p text:style-name="P86"><text:span text:style-name="T13">در مورد تحقیق </text:span><text:span text:style-name="T14">### daar[about / moored[case / txqiyq[research</text:span></text:p>
        </text:list-item>
        <text:list-item>
          <text:p text:style-name="P84"><text:span text:style-name="T17">धर्म के। </text:span><text:span text:style-name="T19">### dharm[</text:span><text:span text:style-name="T20">종교 </text:span><text:span text:style-name="T19">/ ke[</text:span><text:span text:style-name="T20">의 </text:span><text:span text:style-name="T19">\\\ about religion</text:span></text:p>
        </text:list-item>
        <text:list-item>
          <text:p text:style-name="P87"><text:span text:style-name="T5">about miscellaneous things around me. \\\ </text:span><text:span text:style-name="T1">मेरे</text:span><text:span text:style-name="T5">[mere:my </text:span><text:span text:style-name="T1">चारों</text:span><text:span text:style-name="T5">[chaaron:</text:span><text:a xlink:type="simple" xlink:href="http://xn--wbsyb.jp/" office:target-frame-name="_blank" xlink:show="new" text:style-name="Internet_20_link" text:visited-style-name="Visited_20_Internet_20_Link"><text:span text:style-name="T10">四囲</text:span></text:a><text:a xlink:type="simple" xlink:href="http://xn--wbsyb.jp/" office:target-frame-name="_blank" xlink:show="new" text:style-name="Internet_20_link" text:visited-style-name="Visited_20_Internet_20_Link"><text:span text:style-name="T9">.jp</text:span></text:a><text:span text:style-name="T5"> </text:span><text:span text:style-name="T1">ओर</text:span><text:span text:style-name="T5">[oor:part </text:span><text:span text:style-name="T1">विविध</text:span><text:span text:style-name="T5">[vivid`:</text:span><text:span text:style-name="T3">다양한 </text:span><text:span text:style-name="T1">चीजों</text:span><text:span text:style-name="T5">[cheejon:</text:span><text:span text:style-name="T3">소지품 </text:span><text:span text:style-name="T1">के में</text:span><text:span text:style-name="T5">[mein:of</text:span><text:span text:style-name="T1">।</text:span></text:p>
        </text:list-item>
      </text:list>
      <text:p text:style-name="P1"><text:soft-page-break/></text:p>
      <text:p text:style-name="P9">--------------------------------------- closing : 20210209_092028</text:p>
      <text:list xml:id="list4783826121826611917" text:style-name="L43">
        <text:list-item>
          <text:p text:style-name="P74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8">1</text:p>
          </table:table-cell>
          <table:table-cell table:style-name="表12.B1" office:value-type="string">
            <text:p text:style-name="P6">C:\WORKS_2\a &amp;&amp; r oj &amp;&amp; g a . &amp;&amp; g c -m "(myself : diary-in-langs) periodical updates" &amp;&amp; e &amp;&amp; p</text:p>
          </table:table-cell>
        </table:table-row>
        <table:table-row>
          <table:table-cell table:style-name="表12.A2">
            <text:p text:style-name="P18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list xml:id="list2949409821187282728" text:style-name="L44">
        <text:list-item>
          <text:p text:style-name="P7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24T10:14:40.23</dc:date>
    <dc:creator>iwabuchi ken</dc:creator>
    <meta:editing-duration>PT15H9M17S</meta:editing-duration>
    <meta:editing-cycles>41</meta:editing-cycles>
    <meta:generator>OpenOffice/4.1.3$Win32 OpenOffice.org_project/413m1$Build-9783</meta:generator>
    <meta:document-statistic meta:table-count="65" meta:image-count="0" meta:object-count="0" meta:page-count="22" meta:paragraph-count="318" meta:word-count="4333" meta:character-count="13788"/>
  </office:meta>
</office:document-meta>
</file>